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officeooo:rsid="0002aca8" officeooo:paragraph-rsid="0002aca8"/>
    </style:style>
    <style:style style:name="P3" style:family="paragraph" style:parent-style-name="Table_20_Contents" style:list-style-name="L1">
      <style:text-properties officeooo:rsid="0002aca8" officeooo:paragraph-rsid="0002aca8"/>
    </style:style>
    <style:style style:name="P4" style:family="paragraph" style:parent-style-name="Table_20_Contents" style:list-style-name="L1">
      <style:text-properties officeooo:paragraph-rsid="0002aca8"/>
    </style:style>
    <style:style style:name="P5" style:family="paragraph" style:parent-style-name="Table_20_Contents" style:list-style-name="L1">
      <style:text-properties officeooo:rsid="0003c7dd" officeooo:paragraph-rsid="0003c7dd"/>
    </style:style>
    <style:style style:name="T1" style:family="text">
      <style:text-properties officeooo:rsid="0002aca8"/>
    </style:style>
    <style:style style:name="T2" style:family="text">
      <style:text-properties officeooo:rsid="0003c7dd"/>
    </style:style>
    <style:style style:name="T3" style:family="text">
      <style:text-properties officeooo:rsid="00048f9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0718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/ / <text:s text:c="2"/>/ / <text:s text:c="2"/>/ / <text:s text:c="2"/><text:span text:style-name="T6">M e s <text:s text:c="2"/>n o t e s <text:s text:c="2"/>\ \ <text:s text:c="2"/>\ \ <text:s text:c="2"/>\ \ </text:span></text:p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Prélèvement des informations dans le doc</text:p>
          </table:table-cell>
          <table:table-cell table:style-name="Tableau1.A1" office:value-type="string">
            <text:p text:style-name="P2">Recours aux notions-clés pour analyser le doc</text:p>
          </table:table-cell>
          <table:table-cell table:style-name="Tableau1.C1" office:value-type="string">
            <text:p text:style-name="P2">Exemple extrait des connaissances personnelles</text:p>
          </table:table-cell>
        </table:table-row>
        <table:table-row>
          <table:table-cell table:style-name="Tableau1.A2" office:value-type="string">
            <text:list xml:id="list6065743475282322392" text:style-name="L1">
              <text:list-item>
                <text:p text:style-name="P4"><text:span text:style-name="T1">ZEE USA : </text:span></text:p>
                <text:list>
                  <text:list-item>
                    <text:p text:style-name="P3">USA (U Alaska) </text:p>
                  </text:list-item>
                  <text:list-item>
                    <text:p text:style-name="P3">Hémis Nord + Monde inter tropical<text:span text:style-name="T5"> </text:span></text:p>
                  </text:list-item>
                </text:list>
              </text:list-item>
              <text:list-item>
                <text:p text:style-name="P3">ZEE France : </text:p>
                <text:list>
                  <text:list-item>
                    <text:p text:style-name="P3">France </text:p>
                  </text:list-item>
                  <text:list-item>
                    <text:p text:style-name="P3">Hémis Sud </text:p>
                  </text:list-item>
                </text:list>
                <text:p text:style-name="P3"/>
              </text:list-item>
              <text:list-item>
                <text:p text:style-name="P3">Pourquoi USA vs France</text:p>
                <text:p text:style-name="P3"/>
              </text:list-item>
              <text:list-item>
                <text:p text:style-name="P3"/>
              </text:list-item>
            </text:list>
          </table:table-cell>
          <table:table-cell table:style-name="Tableau1.A2" office:value-type="string">
            <text:list xml:id="list143045673912783" text:continue-numbering="true" text:style-name="L1">
              <text:list-item>
                <text:p text:style-name="P5">Routes maritimes </text:p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3:46:35.373000000</meta:creation-date>
    <dc:date>2019-02-27T14:30:44.757000000</dc:date>
    <meta:editing-duration>PT12M38S</meta:editing-duration>
    <meta:editing-cycles>2</meta:editing-cycles>
    <meta:generator>LibreOffice/5.1.6.2$Windows_x86 LibreOffice_project/07ac168c60a517dba0f0d7bc7540f5afa45f0909</meta:generator>
    <meta:document-statistic meta:table-count="1" meta:image-count="0" meta:object-count="0" meta:page-count="1" meta:paragraph-count="17" meta:word-count="75" meta:character-count="327" meta:non-whitespace-character-count="254"/>
  </office:meta>
</office:document-meta>
</file>